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5fc014030" style:family="table" style:master-page-name="ta-mp-0x7fc5fc014030">
      <style:table-properties table:display="true" style:writing-mode="lr-tb"/>
    </style:style>
    <style:style style:name="ta-0x7fc5fc014220" style:family="table" style:master-page-name="ta-mp-0x7fc5fc014220">
      <style:table-properties table:display="true" style:writing-mode="lr-tb"/>
    </style:style>
    <style:style style:name="ta-0x7fc5fc014410" style:family="table" style:master-page-name="ta-mp-0x7fc5fc014410">
      <style:table-properties table:display="true" style:writing-mode="lr-tb"/>
    </style:style>
    <style:style style:name="ta-0x7fc5fc014600" style:family="table" style:master-page-name="ta-mp-0x7fc5fc014600">
      <style:table-properties table:display="true" style:writing-mode="lr-tb"/>
    </style:style>
    <style:style style:name="ta-0x7fc5fc0147f0" style:family="table" style:master-page-name="ta-mp-0x7fc5fc0147f0">
      <style:table-properties table:display="true" style:writing-mode="lr-tb"/>
    </style:style>
    <style:style style:name="ta-0x7fc5fc0149e0" style:family="table" style:master-page-name="ta-mp-0x7fc5fc014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5fc02f920" style:family="table-cell" style:data-style-name="General">
      <style:table-cell-properties fo:background-color="transparent" fo:border-top="0.106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a48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b70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c98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dc0" style:family="table-cell" style:data-style-name="General">
      <style:table-cell-properties fo:background-color="transparent" fo:border-top="0.000cm none #c7c7c7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5fc02e0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5fc02fe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138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4b0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0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5fc030260" style:family="table-cell" style:data-style-name="General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5d8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388" style:family="table-cell" style:data-style-name="General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700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6a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c68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4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a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5fc02eeb8" style:family="table-cell" style:data-style-name="General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fe0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6d0" style:family="table-cell" style:data-style-name="General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328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23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358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b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1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5fc02e578" style:family="table-cell" style:data-style-name="General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f5a8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d90" style:family="table-cell" style:data-style-name="General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7c8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45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828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9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2e8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5fc030a78" style:family="table-cell" style:data-style-name="General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ba0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cc8" style:family="table-cell" style:data-style-name="General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df0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104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1168" style:family="table-cell" style:data-style-name="General">
      <style:table-cell-properties fo:background-color="transparent" fo:border-top="0.000cm none #c7c7c7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12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0f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5fc0313b8" style:family="table-cell" style:data-style-name="General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14e0" style:family="table-cell" style:data-style-name="General">
      <style:table-cell-properties fo:background-color="transparent" fo:border-top="0.000cm none #c7c7c7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1608" style:family="table-cell" style:data-style-name="General">
      <style:table-cell-properties fo:background-color="transparent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5fc031730" style:family="table-cell" style:data-style-name="General">
      <style:table-cell-properties fo:background-color="transparent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472.65pt" style:use-optimal-column-width="true"/>
    </style:style>
    <style:style style:name="ACOL-4" style:family="table-column">
      <style:table-column-properties style:column-width="200.55pt" style:use-optimal-column-width="true"/>
    </style:style>
    <style:style style:name="ACOL-5" style:family="table-column">
      <style:table-column-properties style:column-width="151.50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c5fc05ac7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5fc0118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5fbf44f4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5fc037a3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c5fc014030" table:print="false">
        <office:forms form:automatic-focus="false" form:apply-design-mode="false">
          <form:form/>
        </office:forms>
        <table:table-column table:default-cell-style-name="ACE-0x7fc5fc02f7f8" table:style-name="ACOL-1"/>
        <table:table-column table:style-name="ACOL-0" table:number-columns-repeated="127"/>
        <table:table-row table:style-name="AROW-0">
          <table:table-cell table:style-name="ACE-0x7fc5fc02f92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c5fc02fa48" table:content-validation-name="VAL-0x7fc5fc05ac7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c5fc02fb70" table:content-validation-name="VAL-0x7fc5fc0118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c5fc02fc98" table:content-validation-name="VAL-0x7fc5fbf44f40" office:value-type="string">
            <text:p>verifyManageOutletBrand</text:p>
          </table:table-cell>
          <table:table-cell table:number-columns-repeated="127" table:style-name="Gnumeric-default"/>
        </table:table-row>
        <table:table-row table:style-name="AROW-0">
          <table:table-cell table:style-name="ACE-0x7fc5fc02fdc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x7fc5fc02fee8" table:content-validation-name="VAL-0x7fc5fc037a3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6" gnm:cursor-row="10">
          <gnm:selection gnm:start-col="6" gnm:start-row="10" gnm:end-col="6" gnm:end-row="10"/>
        </gnm:selections>
      </table:table>
      <table:table table:name="AQA1_TestData" table:style-name="ta-0x7fc5fc014220" table:print="false">
        <office:forms form:automatic-focus="false" form:apply-design-mode="false">
          <form:form/>
        </office:forms>
        <table:table-column table:default-cell-style-name="ACE-0x7fc5fc030010" table:style-name="ACOL-3"/>
        <table:table-column table:default-cell-style-name="ACE-0x7fc5fc030010" table:style-name="ACOL-4"/>
        <table:table-column table:default-cell-style-name="ACE-0x7fc5fc030010" table:style-name="ACOL-5"/>
        <table:table-column table:default-cell-style-name="ACE-0x7fc5fc030010" table:style-name="ACOL-6"/>
        <table:table-column table:default-cell-style-name="ACE-0x7fc5fc030010" table:style-name="ACOL-7" table:number-columns-repeated="2"/>
        <table:table-column table:default-cell-style-name="ACE-0x7fc5fc030010" table:style-name="ACOL-8"/>
        <table:table-column table:default-cell-style-name="ACE-0x7fc5fc030010" table:style-name="ACOL-9"/>
        <table:table-column table:default-cell-style-name="ACE-0x7fc5fc02e200" table:style-name="ACOL-0" table:number-columns-repeated="120"/>
        <table:table-row table:style-name="AROW-0">
          <table:table-cell table:style-name="ACE-0x7fc5fc030138" office:value-type="string">
            <text:p>User Name</text:p>
          </table:table-cell>
          <table:table-cell table:style-name="ACE-0x7fc5fc030260" office:value-type="string">
            <text:p>Password</text:p>
          </table:table-cell>
          <table:table-cell table:style-name="ACE-0x7fc5fc030388" office:value-type="string">
            <text:p>Brand Description</text:p>
          </table:table-cell>
          <table:table-cell table:number-columns-repeated="5" table:style-name="ACE-0x7fc5fc030010"/>
          <table:table-cell table:number-columns-repeated="120" table:style-name="ACE-0x7fc5fc02e200"/>
        </table:table-row>
        <table:table-row table:style-name="AROW-0">
          <table:table-cell table:style-name="ACE-0x7fc5fc0304b0" office:value-type="string">
            <text:p>testshopclue@sc.com</text:p>
          </table:table-cell>
          <table:table-cell table:style-name="ACE-0x7fc5fc0305d8" office:value-type="float" office:value="123456">
            <text:p>123456</text:p>
          </table:table-cell>
          <table:table-cell table:style-name="ACE-0x7fc5fc030700" office:value-type="string">
            <text:p>Wonders for User Life</text:p>
          </table:table-cell>
          <table:table-cell table:number-columns-repeated="5" table:style-name="ACE-0x7fc5fc030010"/>
          <table:table-cell table:number-columns-repeated="120" table:style-name="ACE-0x7fc5fc02e200"/>
        </table:table-row>
        <table:table-row table:style-name="AROW-0" table:number-rows-repeated="1048565">
          <table:table-cell table:number-columns-repeated="128"/>
        </table:table-row>
        <table:table-row table:style-name="AROW-0" table:number-rows-repeated="9">
          <table:table-cell table:number-columns-repeated="128" table:style-name="ACE-0x7fc5fc02e20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AQA2_TestData" table:style-name="ta-0x7fc5fc014410" table:print="false">
        <office:forms form:automatic-focus="false" form:apply-design-mode="false">
          <form:form/>
        </office:forms>
        <table:table-column table:default-cell-style-name="ACE-0x7fc5fc02f480" table:style-name="ACOL-3"/>
        <table:table-column table:default-cell-style-name="ACE-0x7fc5fc02f480" table:style-name="ACOL-4"/>
        <table:table-column table:default-cell-style-name="ACE-0x7fc5fc02f480" table:style-name="ACOL-5"/>
        <table:table-column table:default-cell-style-name="ACE-0x7fc5fc02f480" table:style-name="ACOL-6"/>
        <table:table-column table:default-cell-style-name="ACE-0x7fc5fc02f480" table:style-name="ACOL-7" table:number-columns-repeated="2"/>
        <table:table-column table:default-cell-style-name="ACE-0x7fc5fc02f480" table:style-name="ACOL-8"/>
        <table:table-column table:default-cell-style-name="ACE-0x7fc5fc02f480" table:style-name="ACOL-9"/>
        <table:table-column table:default-cell-style-name="ACE-0x7fc5fc02ea18" table:style-name="ACOL-0" table:number-columns-repeated="120"/>
        <table:table-row table:style-name="AROW-0">
          <table:table-cell table:style-name="ACE-0x7fc5fc02e6a0" office:value-type="string">
            <text:p>User Name</text:p>
          </table:table-cell>
          <table:table-cell table:style-name="ACE-0x7fc5fc02eeb8" office:value-type="string">
            <text:p>Password</text:p>
          </table:table-cell>
          <table:table-cell table:style-name="ACE-0x7fc5fc02f6d0" office:value-type="string">
            <text:p>Brand Description</text:p>
          </table:table-cell>
          <table:table-cell table:number-columns-repeated="5" table:style-name="ACE-0x7fc5fc02f480"/>
          <table:table-cell table:number-columns-repeated="120" table:style-name="ACE-0x7fc5fc02ea18"/>
        </table:table-row>
        <table:table-row table:style-name="AROW-0">
          <table:table-cell table:style-name="ACE-0x7fc5fc02ec68" office:value-type="string">
            <text:p>testshopclue@sc.com</text:p>
          </table:table-cell>
          <table:table-cell table:style-name="ACE-0x7fc5fc02efe0" office:value-type="float" office:value="123456">
            <text:p>123456</text:p>
          </table:table-cell>
          <table:table-cell table:style-name="ACE-0x7fc5fc02e328" office:value-type="string">
            <text:p>Wonders for User Life</text:p>
          </table:table-cell>
          <table:table-cell table:number-columns-repeated="5" table:style-name="ACE-0x7fc5fc02f480"/>
          <table:table-cell table:number-columns-repeated="120" table:style-name="ACE-0x7fc5fc02ea1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c5fc02ea1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c5fc014600" table:print="false">
        <office:forms form:automatic-focus="false" form:apply-design-mode="false">
          <form:form/>
        </office:forms>
        <table:table-column table:default-cell-style-name="ACE-0x7fc5fc02eb40" table:style-name="ACOL-3"/>
        <table:table-column table:default-cell-style-name="ACE-0x7fc5fc02eb40" table:style-name="ACOL-4"/>
        <table:table-column table:default-cell-style-name="ACE-0x7fc5fc02eb40" table:style-name="ACOL-5"/>
        <table:table-column table:default-cell-style-name="ACE-0x7fc5fc02eb40" table:style-name="ACOL-6"/>
        <table:table-column table:default-cell-style-name="ACE-0x7fc5fc02eb40" table:style-name="ACOL-7" table:number-columns-repeated="2"/>
        <table:table-column table:default-cell-style-name="ACE-0x7fc5fc02eb40" table:style-name="ACOL-8"/>
        <table:table-column table:default-cell-style-name="ACE-0x7fc5fc02eb40" table:style-name="ACOL-9"/>
        <table:table-column table:default-cell-style-name="ACE-0x7fc5fc02f108" table:style-name="ACOL-0" table:number-columns-repeated="120"/>
        <table:table-row table:style-name="AROW-0">
          <table:table-cell table:style-name="ACE-0x7fc5fc02f230" office:value-type="string">
            <text:p>User Name</text:p>
          </table:table-cell>
          <table:table-cell table:style-name="ACE-0x7fc5fc02e578" office:value-type="string">
            <text:p>Password</text:p>
          </table:table-cell>
          <table:table-cell table:style-name="ACE-0x7fc5fc02ed90" office:value-type="string">
            <text:p>Brand Description</text:p>
          </table:table-cell>
          <table:table-cell table:number-columns-repeated="5" table:style-name="ACE-0x7fc5fc02eb40"/>
          <table:table-cell table:number-columns-repeated="120" table:style-name="ACE-0x7fc5fc02f108"/>
        </table:table-row>
        <table:table-row table:style-name="AROW-0">
          <table:table-cell table:style-name="ACE-0x7fc5fc02f358" office:value-type="string">
            <text:p>testshopclue@sc.com</text:p>
          </table:table-cell>
          <table:table-cell table:style-name="ACE-0x7fc5fc02f5a8" office:value-type="float" office:value="123456">
            <text:p>123456</text:p>
          </table:table-cell>
          <table:table-cell table:style-name="ACE-0x7fc5fc02e7c8" office:value-type="string">
            <text:p>Wonders for User Life</text:p>
          </table:table-cell>
          <table:table-cell table:number-columns-repeated="5" table:style-name="ACE-0x7fc5fc02eb40"/>
          <table:table-cell table:number-columns-repeated="120" table:style-name="ACE-0x7fc5fc02f10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c5fc02f10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c5fc0147f0" table:print="false">
        <office:forms form:automatic-focus="false" form:apply-design-mode="false">
          <form:form/>
        </office:forms>
        <table:table-column table:default-cell-style-name="ACE-0x7fc5fc030950" table:style-name="ACOL-3"/>
        <table:table-column table:default-cell-style-name="ACE-0x7fc5fc030950" table:style-name="ACOL-4"/>
        <table:table-column table:default-cell-style-name="ACE-0x7fc5fc030950" table:style-name="ACOL-5"/>
        <table:table-column table:default-cell-style-name="ACE-0x7fc5fc030950" table:style-name="ACOL-6"/>
        <table:table-column table:default-cell-style-name="ACE-0x7fc5fc030950" table:style-name="ACOL-7" table:number-columns-repeated="2"/>
        <table:table-column table:default-cell-style-name="ACE-0x7fc5fc030950" table:style-name="ACOL-8"/>
        <table:table-column table:default-cell-style-name="ACE-0x7fc5fc030950" table:style-name="ACOL-9"/>
        <table:table-column table:default-cell-style-name="ACE-0x7fc5fc02e8f0" table:style-name="ACOL-0" table:number-columns-repeated="120"/>
        <table:table-row table:style-name="AROW-0">
          <table:table-cell table:style-name="ACE-0x7fc5fc02e450" office:value-type="string">
            <text:p>User Name</text:p>
          </table:table-cell>
          <table:table-cell table:style-name="ACE-0x7fc5fc030a78" office:value-type="string">
            <text:p>Password</text:p>
          </table:table-cell>
          <table:table-cell table:style-name="ACE-0x7fc5fc030cc8" office:value-type="string">
            <text:p>Brand Description</text:p>
          </table:table-cell>
          <table:table-cell table:number-columns-repeated="5" table:style-name="ACE-0x7fc5fc030950"/>
          <table:table-cell table:number-columns-repeated="120" table:style-name="ACE-0x7fc5fc02e8f0"/>
        </table:table-row>
        <table:table-row table:style-name="AROW-0">
          <table:table-cell table:style-name="ACE-0x7fc5fc030828" office:value-type="string">
            <text:p>testshopclue@sc.com</text:p>
          </table:table-cell>
          <table:table-cell table:style-name="ACE-0x7fc5fc030ba0" office:value-type="float" office:value="123456">
            <text:p>123456</text:p>
          </table:table-cell>
          <table:table-cell table:style-name="ACE-0x7fc5fc030df0" office:value-type="string">
            <text:p>Wonders for User Life</text:p>
          </table:table-cell>
          <table:table-cell table:number-columns-repeated="5" table:style-name="ACE-0x7fc5fc030950"/>
          <table:table-cell table:number-columns-repeated="120" table:style-name="ACE-0x7fc5fc02e8f0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c5fc02e8f0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c5fc0149e0" table:print="false">
        <office:forms form:automatic-focus="false" form:apply-design-mode="false">
          <form:form/>
        </office:forms>
        <table:table-column table:default-cell-style-name="ACE-0x7fc5fc031290" table:style-name="ACOL-3"/>
        <table:table-column table:default-cell-style-name="ACE-0x7fc5fc031290" table:style-name="ACOL-4"/>
        <table:table-column table:default-cell-style-name="ACE-0x7fc5fc031290" table:style-name="ACOL-5"/>
        <table:table-column table:default-cell-style-name="ACE-0x7fc5fc031290" table:style-name="ACOL-6"/>
        <table:table-column table:default-cell-style-name="ACE-0x7fc5fc031290" table:style-name="ACOL-7" table:number-columns-repeated="2"/>
        <table:table-column table:default-cell-style-name="ACE-0x7fc5fc031290" table:style-name="ACOL-8"/>
        <table:table-column table:default-cell-style-name="ACE-0x7fc5fc031290" table:style-name="ACOL-9"/>
        <table:table-column table:default-cell-style-name="ACE-0x7fc5fc030f18" table:style-name="ACOL-0" table:number-columns-repeated="120"/>
        <table:table-row table:style-name="AROW-0">
          <table:table-cell table:style-name="ACE-0x7fc5fc031040" office:value-type="string">
            <text:p>User Name</text:p>
          </table:table-cell>
          <table:table-cell table:style-name="ACE-0x7fc5fc0313b8" office:value-type="string">
            <text:p>Password</text:p>
          </table:table-cell>
          <table:table-cell table:style-name="ACE-0x7fc5fc031608" office:value-type="string">
            <text:p>Brand Description</text:p>
          </table:table-cell>
          <table:table-cell table:number-columns-repeated="5" table:style-name="ACE-0x7fc5fc031290"/>
          <table:table-cell table:number-columns-repeated="120" table:style-name="ACE-0x7fc5fc030f18"/>
        </table:table-row>
        <table:table-row table:style-name="AROW-0">
          <table:table-cell table:style-name="ACE-0x7fc5fc031168" office:value-type="string">
            <text:p>testshopclue@sc.com</text:p>
          </table:table-cell>
          <table:table-cell table:style-name="ACE-0x7fc5fc0314e0" office:value-type="float" office:value="123456">
            <text:p>123456</text:p>
          </table:table-cell>
          <table:table-cell table:style-name="ACE-0x7fc5fc031730" office:value-type="string">
            <text:p>Wonders for User Life</text:p>
          </table:table-cell>
          <table:table-cell table:number-columns-repeated="5" table:style-name="ACE-0x7fc5fc031290"/>
          <table:table-cell table:number-columns-repeated="120" table:style-name="ACE-0x7fc5fc030f18"/>
        </table:table-row>
        <table:table-row table:style-name="AROW-3" table:number-rows-repeated="1048565">
          <table:table-cell table:number-columns-repeated="128"/>
        </table:table-row>
        <table:table-row table:style-name="AROW-3" table:number-rows-repeated="9">
          <table:table-cell table:number-columns-repeated="128" table:style-name="ACE-0x7fc5fc030f1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1" gnm:cursor-row="19">
          <gnm:selection gnm:start-col="1" gnm:start-row="19" gnm:end-col="1" gnm:end-row="1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c5fbf86c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5fc0051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5fcf29c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5fd2cdc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5fd6648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6009829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c5fc014030" style:display-name="TestCase" style:page-layout-name="pl-0x7fc5fbf86c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5fc014220" style:display-name="AQA1_TestData" style:page-layout-name="pl-0x7fc5fc0051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5fc014410" style:display-name="AQA2_TestData" style:page-layout-name="pl-0x7fc5fcf29c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5fc014600" style:display-name="AQA3_TestData" style:page-layout-name="pl-0x7fc5fd2cdc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5fc0147f0" style:display-name="AQA4_TestData" style:page-layout-name="pl-0x7fc5fd6648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5fc0149e0" style:display-name="AQA5_TestData" style:page-layout-name="pl-0x7fc6009829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9T05:27:53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